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vertical-align="middle"/>
    </style:style>
    <style:style style:name="gr2" style:family="graphic" style:parent-style-name="standard">
      <style:graphic-properties svg:stroke-color="#00a933" draw:fill-color="#00a933" draw:opacity="50%" draw:textarea-horizontal-align="justify" draw:textarea-vertical-align="middle" draw:auto-grow-height="false" fo:min-height="11.75cm" fo:min-width="7.5cm"/>
    </style:style>
    <style:style style:name="gr3" style:family="graphic" style:parent-style-name="standard">
      <style:graphic-properties svg:stroke-color="#ffff00" draw:fill-color="#ffff6d" draw:opacity="50%" draw:textarea-vertical-align="middl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1.75cm" fo:min-width="5.5cm"/>
    </style:style>
    <style:style style:name="gr5" style:family="graphic" style:parent-style-name="standard">
      <style:graphic-properties svg:stroke-color="#111111" draw:fill-color="#000000" draw:textarea-horizontal-align="justify" draw:textarea-vertical-align="middle" draw:auto-grow-height="false" fo:min-height="1.45cm" fo:min-width="1.5cm"/>
    </style:style>
    <style:style style:name="gr6" style:family="graphic" style:parent-style-name="standard">
      <style:graphic-properties svg:stroke-color="#ff0000" draw:fill-color="#ff0000" draw:opacity="50%" draw:textarea-vertical-align="middle"/>
    </style:style>
    <style:style style:name="gr7" style:family="graphic" style:parent-style-name="standard">
      <style:graphic-properties svg:stroke-color="#800080" draw:fill="solid" draw:fill-color="#55308d" draw:opacity="50%" draw:textarea-vertical-align="middle"/>
    </style:style>
    <style:style style:name="gr8" style:family="graphic" style:parent-style-name="standard">
      <style:graphic-properties svg:stroke-color="#2a6099" draw:fill-color="#2a6099" draw:opacity="50%" draw:textarea-horizontal-align="justify" draw:textarea-vertical-align="middle" draw:auto-grow-height="false" fo:min-height="3.75cm" fo:min-width="11.5cm"/>
    </style:style>
    <style:style style:name="gr9" style:family="graphic" style:parent-style-name="standard">
      <style:graphic-properties svg:stroke-color="#2a6099" draw:fill-color="#2a6099" draw:textarea-horizontal-align="justify" draw:textarea-vertical-align="middle" draw:auto-grow-height="false" fo:min-height="3.75cm" fo:min-width="0.5cm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2.75cm" fo:min-width="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-color="#00a933" draw:opacity="50%"/>
      <style:paragraph-properties fo:text-align="center"/>
    </style:style>
    <style:style style:name="P3" style:family="paragraph">
      <loext:graphic-properties draw:fill-color="#ffff6d" draw:opacity="50%"/>
      <style:paragraph-properties fo:text-align="center"/>
    </style:style>
    <style:style style:name="P4" style:family="paragraph">
      <loext:graphic-properties draw:fill-color="#b2b2b2" draw:opacity="50%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0000" draw:opacity="50%"/>
      <style:paragraph-properties fo:text-align="center"/>
    </style:style>
    <style:style style:name="P7" style:family="paragraph">
      <loext:graphic-properties draw:fill="solid" draw:fill-color="#55308d" draw:opacity="50%"/>
      <style:paragraph-properties fo:text-align="center"/>
    </style:style>
    <style:style style:name="P8" style:family="paragraph">
      <loext:graphic-properties draw:fill-color="#2a6099" draw:opacity="50%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099cm" svg:height="9.999cm" svg:x="14cm" svg:y="13cm" svg:viewBox="0 0 10100 10000" draw:points="0,0 0,10000 4000,10000 4000,4000 10000,4000 10000,0 10100,0">
          <text:p/>
        </draw:polygon>
        <draw:custom-shape draw:style-name="gr2" draw:text-style-name="P2" draw:layer="layout" svg:width="8cm" svg:height="12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3" draw:layer="layout" svg:width="9.999cm" svg:height="9.999cm" svg:x="14cm" svg:y="19cm" svg:viewBox="0 0 10000 10000" draw:points="10000,10000 0,10000 0,4100 4000,4100 3960,0 10000,0">
          <text:p/>
        </draw:polygon>
        <draw:custom-shape draw:style-name="gr4" draw:text-style-name="P4" draw:layer="layout" svg:width="6cm" svg:height="2cm" svg:x="18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7cm" draw:transform="rotate (-3.14141812066459) translate (16.996cm 23.808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2cm" svg:height="1.7cm" draw:transform="rotate (-1.5707963267949) translate (14.9cm 14cm)">
          <text:p/>
          <draw:enhanced-geometry svg:viewBox="0 0 21600 21600" draw:mirror-horizontal="false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2cm" svg:height="1.7cm" draw:transform="rotate (-1.5707963267949) translate (14.9cm 19cm)">
          <text:p/>
          <draw:enhanced-geometry svg:viewBox="0 0 21600 21600" draw:mirror-horizontal="true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gon draw:style-name="gr6" draw:text-style-name="P6" draw:layer="layout" svg:width="11.999cm" svg:height="21.999cm" svg:x="24cm" svg:y="3cm" svg:viewBox="0 0 12000 22000" draw:points="0,22000 12000,22000 12000,4100 2000,0 0,4000 0,10000">
          <text:p/>
        </draw:polygon>
        <draw:custom-shape draw:style-name="gr5" draw:text-style-name="P5" draw:layer="layout" svg:width="2cm" svg:height="1.7cm" svg:x="20cm" svg:y="16.1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gon draw:style-name="gr7" draw:text-style-name="P7" draw:layer="layout" svg:width="7.999cm" svg:height="9.999cm" svg:x="18cm" svg:y="3cm" svg:viewBox="0 0 8000 10000" draw:points="0,4000 0,10000 6000,10000 6000,4000 8000,0 2100,0 2000,0">
          <text:p/>
        </draw:polygon>
        <draw:custom-shape draw:style-name="gr8" draw:text-style-name="P8" draw:layer="layout" svg:width="12cm" svg:height="4cm" svg:x="24cm" svg:y="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7cm" draw:transform="rotate (-1.5707963267949) translate (24.9cm 26cm)">
          <text:p/>
          <draw:enhanced-geometry svg:viewBox="0 0 21600 21600" draw:mirror-horizontal="true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2cm" svg:height="1.7cm" svg:x="29cm" svg:y="24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9" draw:layer="layout" svg:width="1cm" svg:height="4cm" draw:transform="rotate (1.5709708597201) translate (8cm 29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9" draw:layer="layout" svg:width="1cm" svg:height="4cm" draw:transform="rotate (1.5709708597201) translate (15cm 29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9" draw:layer="layout" svg:width="1cm" svg:height="4cm" draw:transform="rotate (-3.14159265358979) translate (36.5cm 1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9" draw:layer="layout" svg:width="1cm" svg:height="4cm" draw:transform="rotate (1.5709708597201) translate (31cm 25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9" draw:layer="layout" svg:width="1cm" svg:height="3cm" draw:transform="rotate (1.5709708597201) translate (26cm 25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2cm" svg:height="1.7cm" svg:x="20cm" svg:y="12.1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1.383cm" svg:height="0.962cm" svg:x="5.1cm" svg:y="29.4cm">
          <draw:text-box>
            <text:p>0;0</text:p>
          </draw:text-box>
        </draw:frame>
        <draw:frame draw:style-name="gr11" draw:text-style-name="P10" draw:layer="layout" svg:width="1.383cm" svg:height="0.962cm" svg:x="13.6cm" svg:y="29.5cm">
          <draw:text-box>
            <text:p>4;0</text:p>
          </draw:text-box>
        </draw:frame>
        <draw:frame draw:style-name="gr11" draw:text-style-name="P10" draw:layer="layout" svg:width="1.383cm" svg:height="0.962cm" svg:x="23.2cm" svg:y="29.8cm">
          <draw:text-box>
            <text:p>9;0</text:p>
          </draw:text-box>
        </draw:frame>
        <draw:frame draw:style-name="gr12" draw:text-style-name="P10" draw:layer="layout" svg:width="1.56cm" svg:height="0.962cm" svg:x="24.4cm" svg:y="16.8cm">
          <draw:text-box>
            <text:p>9;6</text:p>
          </draw:text-box>
        </draw:frame>
        <draw:frame draw:style-name="gr12" draw:text-style-name="P10" draw:layer="layout" svg:width="1.56cm" svg:height="0.962cm" svg:x="24.5cm" svg:y="12.4cm">
          <draw:text-box>
            <text:p>9; 8</text:p>
          </draw:text-box>
        </draw:frame>
        <draw:frame draw:style-name="gr13" draw:text-style-name="P10" draw:layer="layout" svg:width="1.687cm" svg:height="0.962cm" svg:x="24.6cm" svg:y="6.9cm">
          <draw:text-box>
            <text:p>9;11</text:p>
          </draw:text-box>
        </draw:frame>
        <draw:frame draw:style-name="gr14" draw:text-style-name="P10" draw:layer="layout" svg:width="2.263cm" svg:height="0.962cm" svg:x="26.6cm" svg:y="2.5cm">
          <draw:text-box>
            <text:p>10;13</text:p>
          </draw:text-box>
        </draw:frame>
        <draw:frame draw:style-name="gr11" draw:text-style-name="P10" draw:layer="layout" svg:width="1.383cm" svg:height="0.962cm" svg:x="4.4cm" svg:y="16.9cm">
          <draw:text-box>
            <text:p>0;6</text:p>
          </draw:text-box>
        </draw:frame>
        <draw:frame draw:style-name="gr11" draw:text-style-name="P10" draw:layer="layout" svg:width="1.383cm" svg:height="0.962cm" svg:x="12.24cm" svg:y="17.138cm">
          <draw:text-box>
            <text:p>4;6</text:p>
          </draw:text-box>
        </draw:frame>
        <draw:frame draw:style-name="gr11" draw:text-style-name="P10" draw:layer="layout" svg:width="1.383cm" svg:height="0.962cm" svg:x="13.3cm" svg:y="12cm">
          <draw:text-box>
            <text:p>4;8</text:p>
          </draw:text-box>
        </draw:frame>
        <draw:frame draw:style-name="gr15" draw:text-style-name="P10" draw:layer="layout" svg:width="0.502cm" svg:height="1.187cm" svg:x="13cm" svg:y="22.6cm">
          <draw:text-box>
            <text:p/>
          </draw:text-box>
        </draw:frame>
        <draw:frame draw:style-name="gr11" draw:text-style-name="P10" draw:layer="layout" svg:width="1.383cm" svg:height="0.962cm" svg:x="13.1cm" svg:y="22.5cm">
          <draw:text-box>
            <text:p>4;3</text:p>
          </draw:text-box>
        </draw:frame>
        <draw:frame draw:style-name="gr11" draw:text-style-name="P10" draw:layer="layout" svg:width="1.383cm" svg:height="0.962cm" svg:x="18.4cm" svg:y="23cm">
          <draw:text-box>
            <text:p>6;3</text:p>
          </draw:text-box>
        </draw:frame>
        <draw:frame draw:style-name="gr11" draw:text-style-name="P10" draw:layer="layout" svg:width="1.383cm" svg:height="0.962cm" svg:x="18.3cm" svg:y="19.4cm">
          <draw:text-box>
            <text:p>6;5</text:p>
          </draw:text-box>
        </draw:frame>
        <draw:frame draw:style-name="gr11" draw:text-style-name="P10" draw:layer="layout" svg:width="1.383cm" svg:height="0.962cm" svg:x="17.9cm" svg:y="16.1cm">
          <draw:text-box>
            <text:p>6;6</text:p>
          </draw:text-box>
        </draw:frame>
        <draw:frame draw:style-name="gr11" draw:text-style-name="P10" draw:layer="layout" svg:width="1.383cm" svg:height="0.962cm" svg:x="24.5cm" svg:y="19.6cm">
          <draw:text-box>
            <text:p>9;5</text:p>
          </draw:text-box>
        </draw:frame>
        <draw:frame draw:style-name="gr11" draw:text-style-name="P10" draw:layer="layout" svg:width="1.383cm" svg:height="0.962cm" svg:x="17.1cm" svg:y="12cm">
          <draw:text-box>
            <text:p>6;8</text:p>
          </draw:text-box>
        </draw:frame>
        <draw:frame draw:style-name="gr13" draw:text-style-name="P10" draw:layer="layout" svg:width="1.687cm" svg:height="0.962cm" svg:x="16.9cm" svg:y="6.7cm">
          <draw:text-box>
            <text:p>6;11</text:p>
          </draw:text-box>
        </draw:frame>
        <draw:frame draw:style-name="gr16" draw:text-style-name="P10" draw:layer="layout" svg:width="1.734cm" svg:height="0.962cm" svg:x="18.8cm" svg:y="2.2cm">
          <draw:text-box>
            <text:p>7;13</text:p>
          </draw:text-box>
        </draw:frame>
        <draw:frame draw:style-name="gr16" draw:text-style-name="P10" draw:layer="layout" svg:width="1.734cm" svg:height="0.962cm" svg:x="35.4cm" svg:y="29.7cm">
          <draw:text-box>
            <text:p>15;0</text:p>
          </draw:text-box>
        </draw:frame>
        <draw:frame draw:style-name="gr16" draw:text-style-name="P10" draw:layer="layout" svg:width="1.734cm" svg:height="0.962cm" svg:x="36.7cm" svg:y="24.6cm">
          <draw:text-box>
            <text:p>15;2</text:p>
          </draw:text-box>
        </draw:frame>
        <draw:frame draw:style-name="gr17" draw:text-style-name="P10" draw:layer="layout" svg:width="2.039cm" svg:height="0.962cm" svg:x="36.8cm" svg:y="6.6cm">
          <draw:text-box>
            <text:p>15;11</text:p>
          </draw:text-box>
        </draw:frame>
        <draw:frame draw:style-name="gr16" draw:text-style-name="P10" draw:layer="layout" svg:width="1.734cm" svg:height="0.962cm" svg:x="36.5cm" svg:y="17.4cm">
          <draw:text-box>
            <text:p>15;6</text:p>
          </draw:text-box>
        </draw:frame>
        <draw:frame draw:style-name="gr16" draw:text-style-name="P10" draw:layer="layout" svg:width="1.734cm" svg:height="0.962cm" svg:x="36.7cm" svg:y="12cm">
          <draw:text-box>
            <text:p>15;8</text:p>
          </draw:text-box>
        </draw:frame>
        <draw:frame draw:style-name="gr18" draw:text-style-name="P11" draw:layer="layout" svg:width="1.383cm" svg:height="0.962cm" svg:x="24.7cm" svg:y="23.9cm">
          <draw:text-box>
            <text:p>9;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5:08:47.089000000</meta:creation-date>
    <dc:date>2020-02-24T21:21:14.719000000</dc:date>
    <meta:editing-duration>PT2H35M13S</meta:editing-duration>
    <meta:editing-cycles>7</meta:editing-cycles>
    <meta:generator>LibreOffice/6.2.5.2$Windows_X86_64 LibreOffice_project/1ec314fa52f458adc18c4f025c545a4e8b22c159</meta:generator>
    <meta:document-statistic meta:object-count="44"/>
  </office:meta>
</office:document-meta>
</file>